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yriad Set Pro" svg:font-family="'Myriad Set Pro', 'Lucida Grande', 'Helvetica Neue', Helvetica, Arial, Verdana, sans-serif"/>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42dd" officeooo:paragraph-rsid="001f42dd"/>
    </style:style>
    <style:style style:name="P2" style:family="paragraph" style:parent-style-name="Standard">
      <style:text-properties officeooo:rsid="0020e7e6" officeooo:paragraph-rsid="0020e7e6"/>
    </style:style>
    <style:style style:name="P3" style:family="paragraph" style:parent-style-name="Standard">
      <style:text-properties fo:font-size="20pt" fo:font-weight="bold" officeooo:rsid="00217a65" officeooo:paragraph-rsid="00217a65" style:font-size-asian="20pt" style:font-weight-asian="bold" style:font-size-complex="20pt" style:font-weight-complex="bold"/>
    </style:style>
    <style:style style:name="P4" style:family="paragraph" style:parent-style-name="Standard">
      <style:text-properties officeooo:rsid="00238041" officeooo:paragraph-rsid="00238041"/>
    </style:style>
    <style:style style:name="P5" style:family="paragraph" style:parent-style-name="Standard">
      <style:text-properties fo:font-size="20pt" fo:font-weight="bold" officeooo:rsid="00238041" officeooo:paragraph-rsid="00238041" style:font-size-asian="20pt" style:font-weight-asian="bold" style:font-size-complex="20pt" style:font-weight-complex="bold"/>
    </style:style>
    <style:style style:name="P6" style:family="paragraph" style:parent-style-name="Standard">
      <style:text-properties fo:font-size="18pt" fo:font-weight="bold" officeooo:rsid="00238041" officeooo:paragraph-rsid="00238041" style:font-size-asian="18pt" style:font-weight-asian="bold" style:font-size-complex="18pt" style:font-weight-complex="bold"/>
    </style:style>
    <style:style style:name="P7" style:family="paragraph" style:parent-style-name="Standard">
      <style:text-properties fo:font-size="16pt" fo:font-weight="bold" officeooo:rsid="00238041" officeooo:paragraph-rsid="00238041" style:font-size-asian="16pt" style:font-weight-asian="bold" style:font-size-complex="16pt" style:font-weight-complex="bold"/>
    </style:style>
    <style:style style:name="P8" style:family="paragraph" style:parent-style-name="Standard">
      <style:text-properties fo:font-size="16pt" fo:font-weight="bold" officeooo:rsid="00259075" officeooo:paragraph-rsid="00259075" style:font-size-asian="16pt" style:font-weight-asian="bold" style:font-size-complex="16pt" style:font-weight-complex="bold"/>
    </style:style>
    <style:style style:name="P9" style:family="paragraph" style:parent-style-name="Text_20_body">
      <style:text-properties fo:font-variant="normal" fo:text-transform="none" fo:color="#333333" style:font-name="Myriad Set Pro" fo:font-size="12pt" fo:letter-spacing="normal" fo:font-style="normal" fo:font-weight="normal" officeooo:rsid="00238041" officeooo:paragraph-rsid="00238041" style:font-size-asian="16pt" style:font-weight-asian="bold" style:font-size-complex="16pt" style:font-weight-complex="bold"/>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Myriad Set Pro" fo:font-size="12pt" fo:letter-spacing="normal" fo:font-style="normal" fo:font-weight="normal"/>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fo:letter-spacing="normal"/>
    </style:style>
    <style:style style:name="T1" style:family="text">
      <style:text-properties officeooo:rsid="00217a65"/>
    </style:style>
    <style:style style:name="T2" style:family="text">
      <style:text-properties officeooo:rsid="0022dc47"/>
    </style:style>
    <style:style style:name="T3" style:family="text">
      <style:text-properties officeooo:rsid="00238041"/>
    </style:style>
    <style:style style:name="T4" style:family="text">
      <style:text-properties style:text-position="super 58%"/>
    </style:style>
    <style:style style:name="T5" style:family="text">
      <style:text-properties officeooo:rsid="002577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y we exist? </text:p>
      <text:p text:style-name="P4">Leverage lastest technology to achieve maximum engagement in arithmetic for 6<text:span text:style-name="T4">th</text:span> to 8<text:span text:style-name="T4">th</text:span> graders.</text:p>
      <text:p text:style-name="P1"/>
      <text:p text:style-name="P1">Feature<text:span text:style-name="T3">s</text:span> </text:p>
      <text:p text:style-name="P1"/>
      <text:p text:style-name="P1">Multi user functionality for AR Curricullum</text:p>
      <text:p text:style-name="P1"/>
      <text:p text:style-name="P1">Have the </text:p>
      <text:p text:style-name="P1"/>
      <text:p text:style-name="P2">Teacher Tool -</text:p>
      <text:p text:style-name="P2"/>
      <text:p text:style-name="P2">Increase Test Scores</text:p>
      <text:p text:style-name="P2"/>
      <text:p text:style-name="P2">Enthusiam</text:p>
      <text:p text:style-name="P2"/>
      <text:p text:style-name="P2">Replace text book --- </text:p>
      <text:p text:style-name="P2"/>
      <text:p text:style-name="P2">Deep dive at one grade level ---</text:p>
      <text:p text:style-name="P2"/>
      <text:p text:style-name="P2">Space gestures - </text:p>
      <text:p text:style-name="P2"/>
      <text:p text:style-name="P2">Ipad design – Incorporate the ipad in curriculum</text:p>
      <text:p text:style-name="P2"/>
      <text:p text:style-name="P2">1 to 1 ipad program </text:p>
      <text:p text:style-name="P2"/>
      <text:p text:style-name="P2">sprint donate old cell phones to school. </text:p>
      <text:p text:style-name="P2"/>
      <text:p text:style-name="P2">Adding gestures EOA piece ---</text:p>
      <text:p text:style-name="P2"/>
      <text:p text:style-name="P2">Flesh out the concept // MVP</text:p>
      <text:p text:style-name="P2"/>
      <text:p text:style-name="P2">Document Market Research </text:p>
      <text:p text:style-name="P2"/>
      <text:p text:style-name="P2">teacher wants and needs</text:p>
      <text:p text:style-name="P2"/>
      <text:p text:style-name="P2">ARKIT / <text:span text:style-name="T1">META / Investigate /</text:span></text:p>
      <text:p text:style-name="P3"/>
      <text:p text:style-name="P3">Money Piece – <text:span text:style-name="T2">Professional Licenses unknown</text:span></text:p>
      <text:p text:style-name="P3"/>
      <text:p text:style-name="P6">Choosing a company name : AR Arithmetic ( ex.)</text:p>
      <text:p text:style-name="P5"/>
      <text:p text:style-name="P7">*<text:span text:style-name="T5">Website to communicate ideas</text:span></text:p>
      <text:p text:style-name="P7"/>
      <text:p text:style-name="P9"><text:soft-page-break/>ARKit is an API and as noted the tools are free to download. In beta now, expect it to be around when the release version of iOS 11 hits the streets, and devs can upload apps using it to the store</text:p>
      <text:p text:style-name="P11"> </text:p>
      <text:p text:style-name="P10">An annual Developer Program account (US$99) is needed, but only for store distribution.</text:p>
      <text:p text:style-name="P7"/>
      <text:p text:style-name="P7"/>
      <text:p text:style-name="P8">ARCORE beta is fre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yriad Set Pro" svg:font-family="'Myriad Set Pro', 'Lucida Grande', 'Helvetica Neue', Helvetica, Arial, Verdana, sans-serif"/>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39S</meta:editing-duration>
    <meta:editing-cycles>8</meta:editing-cycles>
    <meta:generator>LibreOffice/5.4.3.2$Windows_X86_64 LibreOffice_project/92a7159f7e4af62137622921e809f8546db437e5</meta:generator>
    <dc:date>2018-02-17T15:48:21.050000000</dc:date>
    <meta:document-statistic meta:table-count="0" meta:image-count="0" meta:object-count="0" meta:page-count="2" meta:paragraph-count="26" meta:word-count="166" meta:character-count="948" meta:non-whitespace-character-count="795"/>
    <meta:user-defined meta:name="Info 1"/>
    <meta:user-defined meta:name="Info 2"/>
    <meta:user-defined meta:name="Info 3"/>
    <meta:user-defined meta:name="Info 4"/>
  </office:meta>
</office:document-meta>
</file>